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292929"/>
      <style:paragraph-properties fo:margin-right="0.132cm" fo:margin-top="0.132cm" fo:margin-bottom="0.132cm" style:contextual-spacing="false" fo:line-height="100%" fo:background-color="#292929"/>
    </style:style>
    <style:style style:name="P2" style:family="paragraph" style:parent-style-name="Standard">
      <style:paragraph-properties fo:margin-top="0cm" fo:margin-bottom="0cm" style:contextual-spacing="false" fo:line-height="100%"/>
    </style:style>
    <style:style style:name="P3" style:family="paragraph">
      <loext:graphic-properties draw:fill="solid" draw:fill-color="#ffffff"/>
      <style:paragraph-properties fo:text-align="center"/>
    </style:style>
    <style:style style:name="P4" style:family="paragraph" style:parent-style-name="Standard" style:list-style-name="">
      <loext:graphic-properties draw:fill="solid" draw:fill-color="#292929"/>
      <style:paragraph-properties fo:margin-top="0.494cm" fo:margin-bottom="0.494cm" style:contextual-spacing="false" fo:line-height="100%" fo:background-color="#292929"/>
    </style:style>
    <style:style style:name="P5" style:family="paragraph" style:parent-style-name="Standard">
      <loext:graphic-properties draw:fill="solid" draw:fill-color="#292929"/>
      <style:paragraph-properties fo:margin-right="0.132cm" fo:margin-top="0.132cm" fo:margin-bottom="0.132cm" style:contextual-spacing="false" fo:line-height="100%" fo:background-color="#292929"/>
      <style:text-properties fo:color="#ffffff" loext:opacity="100%" style:font-name="Segoe UI" fo:font-size="10.5pt" style:letter-kerning="false" style:font-name-asian="Times New Roman" style:font-size-asian="10.5pt" style:language-asian="fr" style:country-asian="FR" style:font-name-complex="Segoe UI1" style:font-size-complex="10.5pt"/>
    </style:style>
    <style:style style:name="P6" style:family="paragraph" style:parent-style-name="Standard">
      <loext:graphic-properties draw:fill="solid" draw:fill-color="#292929"/>
      <style:paragraph-properties fo:margin-right="0.132cm" fo:margin-top="0.132cm" fo:margin-bottom="0.132cm" style:contextual-spacing="false" fo:line-height="100%" fo:background-color="#292929"/>
      <style:text-properties fo:color="#ffffff" loext:opacity="100%" style:font-name="Segoe UI" fo:font-size="10.5pt" officeooo:paragraph-rsid="001e7279" style:letter-kerning="false" style:font-name-asian="Times New Roman" style:font-size-asian="10.5pt" style:language-asian="fr" style:country-asian="FR" style:font-name-complex="Segoe UI1" style:font-size-complex="10.5pt"/>
    </style:style>
    <style:style style:name="P7" style:family="paragraph">
      <style:paragraph-properties fo:text-align="center"/>
    </style:style>
    <style:style style:name="P8" style:family="paragraph" style:parent-style-name="Standard" style:list-style-name="WWNum1">
      <loext:graphic-properties draw:fill="solid" draw:fill-color="#292929"/>
      <style:paragraph-properties fo:margin-top="0.494cm" fo:margin-bottom="0cm" style:contextual-spacing="false" fo:line-height="100%" fo:background-color="#292929"/>
    </style:style>
    <style:style style:name="P9" style:family="paragraph" style:parent-style-name="Standard" style:list-style-name="WWNum1">
      <loext:graphic-properties draw:fill="solid" draw:fill-color="#292929"/>
      <style:paragraph-properties fo:margin-top="0cm" fo:margin-bottom="0cm" style:contextual-spacing="false" fo:line-height="100%" fo:background-color="#292929"/>
    </style:style>
    <style:style style:name="P10" style:family="paragraph" style:parent-style-name="Standard" style:list-style-name="WWNum1">
      <loext:graphic-properties draw:fill="solid" draw:fill-color="#292929"/>
      <style:paragraph-properties fo:margin-top="0cm" fo:margin-bottom="0.494cm" style:contextual-spacing="false" fo:line-height="100%" fo:background-color="#292929"/>
    </style:style>
    <style:style style:name="P11" style:family="paragraph" style:parent-style-name="Standard" style:list-style-name="WWNum2">
      <loext:graphic-properties draw:fill="solid" draw:fill-color="#292929"/>
      <style:paragraph-properties fo:margin-top="0.494cm" fo:margin-bottom="0cm" style:contextual-spacing="false" fo:line-height="100%" fo:background-color="#292929"/>
    </style:style>
    <style:style style:name="P12" style:family="paragraph" style:parent-style-name="Standard" style:list-style-name="WWNum2">
      <loext:graphic-properties draw:fill="solid" draw:fill-color="#292929"/>
      <style:paragraph-properties fo:margin-top="0cm" fo:margin-bottom="0cm" style:contextual-spacing="false" fo:line-height="100%" fo:background-color="#292929"/>
    </style:style>
    <style:style style:name="P13" style:family="paragraph" style:parent-style-name="Standard" style:list-style-name="WWNum2">
      <loext:graphic-properties draw:fill="solid" draw:fill-color="#292929"/>
      <style:paragraph-properties fo:margin-top="0cm" fo:margin-bottom="0.494cm" style:contextual-spacing="false" fo:line-height="100%" fo:background-color="#292929"/>
    </style:style>
    <style:style style:name="P14" style:family="paragraph" style:parent-style-name="Standard" style:list-style-name="WWNum3">
      <loext:graphic-properties draw:fill="solid" draw:fill-color="#292929"/>
      <style:paragraph-properties fo:margin-top="0.494cm" fo:margin-bottom="0cm" style:contextual-spacing="false" fo:line-height="100%" fo:background-color="#292929"/>
    </style:style>
    <style:style style:name="P15" style:family="paragraph" style:parent-style-name="Standard" style:list-style-name="WWNum3">
      <loext:graphic-properties draw:fill="solid" draw:fill-color="#292929"/>
      <style:paragraph-properties fo:margin-top="0cm" fo:margin-bottom="0cm" style:contextual-spacing="false" fo:line-height="100%" fo:background-color="#292929"/>
    </style:style>
    <style:style style:name="P16" style:family="paragraph" style:parent-style-name="Standard" style:list-style-name="WWNum3">
      <loext:graphic-properties draw:fill="solid" draw:fill-color="#292929"/>
      <style:paragraph-properties fo:margin-top="0cm" fo:margin-bottom="0.494cm" style:contextual-spacing="false" fo:line-height="100%" fo:background-color="#292929"/>
    </style:style>
    <style:style style:name="P17" style:family="paragraph" style:parent-style-name="Standard" style:list-style-name="WWNum4">
      <loext:graphic-properties draw:fill="solid" draw:fill-color="#292929"/>
      <style:paragraph-properties fo:margin-top="0.494cm" fo:margin-bottom="0cm" style:contextual-spacing="false" fo:line-height="100%" fo:background-color="#292929"/>
    </style:style>
    <style:style style:name="P18" style:family="paragraph" style:parent-style-name="Standard" style:list-style-name="WWNum4">
      <loext:graphic-properties draw:fill="solid" draw:fill-color="#292929"/>
      <style:paragraph-properties fo:margin-top="0cm" fo:margin-bottom="0cm" style:contextual-spacing="false" fo:line-height="100%" fo:background-color="#292929"/>
    </style:style>
    <style:style style:name="P19" style:family="paragraph" style:parent-style-name="Standard" style:list-style-name="WWNum4">
      <loext:graphic-properties draw:fill="solid" draw:fill-color="#292929"/>
      <style:paragraph-properties fo:margin-top="0cm" fo:margin-bottom="0.494cm" style:contextual-spacing="false" fo:line-height="100%" fo:background-color="#292929"/>
    </style:style>
    <style:style style:name="P20" style:family="paragraph" style:parent-style-name="Standard" style:list-style-name="WWNum5">
      <loext:graphic-properties draw:fill="solid" draw:fill-color="#292929"/>
      <style:paragraph-properties fo:margin-top="0.494cm" fo:margin-bottom="0cm" style:contextual-spacing="false" fo:line-height="100%" fo:background-color="#292929"/>
    </style:style>
    <style:style style:name="P21" style:family="paragraph" style:parent-style-name="Standard" style:list-style-name="WWNum5">
      <loext:graphic-properties draw:fill="solid" draw:fill-color="#292929"/>
      <style:paragraph-properties fo:margin-top="0cm" fo:margin-bottom="0.494cm" style:contextual-spacing="false" fo:line-height="100%" fo:background-color="#292929"/>
    </style:style>
    <style:style style:name="P22" style:family="paragraph" style:parent-style-name="Standard" style:list-style-name="WWNum6">
      <loext:graphic-properties draw:fill="solid" draw:fill-color="#292929"/>
      <style:paragraph-properties fo:margin-top="0.494cm" fo:margin-bottom="0cm" style:contextual-spacing="false" fo:line-height="100%" fo:background-color="#292929"/>
    </style:style>
    <style:style style:name="P23" style:family="paragraph" style:parent-style-name="Standard" style:list-style-name="WWNum6">
      <loext:graphic-properties draw:fill="solid" draw:fill-color="#292929"/>
      <style:paragraph-properties fo:margin-top="0cm" fo:margin-bottom="0.494cm" style:contextual-spacing="false" fo:line-height="100%" fo:background-color="#292929"/>
    </style:style>
    <style:style style:name="P24" style:family="paragraph" style:parent-style-name="Standard" style:list-style-name="WWNum7">
      <loext:graphic-properties draw:fill="solid" draw:fill-color="#292929"/>
      <style:paragraph-properties fo:margin-top="0.494cm" fo:margin-bottom="0cm" style:contextual-spacing="false" fo:line-height="100%" fo:background-color="#292929"/>
    </style:style>
    <style:style style:name="P25" style:family="paragraph" style:parent-style-name="Standard" style:list-style-name="WWNum7">
      <loext:graphic-properties draw:fill="solid" draw:fill-color="#292929"/>
      <style:paragraph-properties fo:margin-top="0cm" fo:margin-bottom="0.494cm" style:contextual-spacing="false" fo:line-height="100%" fo:background-color="#292929"/>
    </style:style>
    <style:style style:name="P26" style:family="paragraph" style:parent-style-name="Standard" style:list-style-name="WWNum8">
      <loext:graphic-properties draw:fill="solid" draw:fill-color="#292929"/>
      <style:paragraph-properties fo:margin-top="0.494cm" fo:margin-bottom="0cm" style:contextual-spacing="false" fo:line-height="100%" fo:background-color="#292929"/>
    </style:style>
    <style:style style:name="P27" style:family="paragraph" style:parent-style-name="Standard" style:list-style-name="WWNum8">
      <loext:graphic-properties draw:fill="solid" draw:fill-color="#292929"/>
      <style:paragraph-properties fo:margin-top="0cm" fo:margin-bottom="0.494cm" style:contextual-spacing="false" fo:line-height="100%" fo:background-color="#292929"/>
    </style:style>
    <style:style style:name="P28" style:family="paragraph" style:parent-style-name="Standard" style:list-style-name="WWNum9">
      <loext:graphic-properties draw:fill="solid" draw:fill-color="#292929"/>
      <style:paragraph-properties fo:margin-top="0.494cm" fo:margin-bottom="0.494cm" style:contextual-spacing="false" fo:line-height="100%" fo:background-color="#292929"/>
    </style:style>
    <style:style style:name="P29" style:family="paragraph" style:parent-style-name="Standard" style:list-style-name="WWNum10">
      <loext:graphic-properties draw:fill="solid" draw:fill-color="#292929"/>
      <style:paragraph-properties fo:margin-top="0.494cm" fo:margin-bottom="0.494cm" style:contextual-spacing="false" fo:line-height="100%" fo:background-color="#292929"/>
    </style:style>
    <style:style style:name="P30" style:family="paragraph" style:parent-style-name="Standard" style:list-style-name="WWNum11">
      <loext:graphic-properties draw:fill="solid" draw:fill-color="#292929"/>
      <style:paragraph-properties fo:margin-top="0.494cm" fo:margin-bottom="0.494cm" style:contextual-spacing="false" fo:line-height="100%" fo:background-color="#292929"/>
    </style:style>
    <style:style style:name="P31" style:family="paragraph" style:parent-style-name="Standard" style:list-style-name="WWNum12">
      <loext:graphic-properties draw:fill="solid" draw:fill-color="#292929"/>
      <style:paragraph-properties fo:margin-top="0.494cm" fo:margin-bottom="0.494cm" style:contextual-spacing="false" fo:line-height="100%" fo:background-color="#292929"/>
    </style:style>
    <style:style style:name="P32" style:family="paragraph" style:parent-style-name="Standard" style:list-style-name="WWNum13">
      <loext:graphic-properties draw:fill="solid" draw:fill-color="#292929"/>
      <style:paragraph-properties fo:margin-top="0.494cm" fo:margin-bottom="0.494cm" style:contextual-spacing="false" fo:line-height="100%" fo:background-color="#292929"/>
    </style:style>
    <style:style style:name="P33" style:family="paragraph" style:parent-style-name="Standard" style:list-style-name="WWNum14">
      <loext:graphic-properties draw:fill="solid" draw:fill-color="#292929"/>
      <style:paragraph-properties fo:margin-top="0.494cm" fo:margin-bottom="0cm" style:contextual-spacing="false" fo:line-height="100%" fo:background-color="#292929"/>
    </style:style>
    <style:style style:name="P34" style:family="paragraph" style:parent-style-name="Standard" style:list-style-name="WWNum14">
      <loext:graphic-properties draw:fill="solid" draw:fill-color="#292929"/>
      <style:paragraph-properties fo:margin-top="0cm" fo:margin-bottom="0.494cm" style:contextual-spacing="false" fo:line-height="100%" fo:background-color="#292929"/>
    </style:style>
    <style:style style:name="T1" style:family="text">
      <style:text-properties fo:color="#ffffff" loext:opacity="100%" style:font-name="Segoe UI" fo:font-size="10.5pt" fo:font-weight="bold" style:letter-kerning="false" style:font-name-asian="Times New Roman" style:font-size-asian="10.5pt" style:language-asian="fr" style:country-asian="FR" style:font-weight-asian="bold" style:font-name-complex="Segoe UI1" style:font-size-complex="10.5pt" style:font-weight-complex="bold"/>
    </style:style>
    <style:style style:name="T2" style:family="text">
      <style:text-properties fo:color="#ffffff" loext:opacity="100%" style:font-name="Segoe UI" fo:font-size="10.5pt" style:letter-kerning="false" style:font-name-asian="Times New Roman" style:font-size-asian="10.5pt" style:language-asian="fr" style:country-asian="FR" style:font-name-complex="Segoe UI1" style:font-size-complex="10.5pt"/>
    </style:style>
    <style:style style:name="T3" style:family="text">
      <style:text-properties style:font-name="Segoe UI" fo:font-size="10.5pt" style:letter-kerning="false" style:font-name-asian="Times New Roman" style:font-size-asian="10.5pt" style:language-asian="fr" style:country-asian="FR" style:font-name-complex="Segoe UI1" style:font-size-complex="10.5pt"/>
    </style:style>
    <style:style style:name="T4" style:family="text">
      <style:text-properties fo:color="#ffffff" loext:opacity="100%" style:font-name="Segoe UI" fo:font-size="13.5pt" fo:font-weight="bold" style:letter-kerning="false" style:font-name-asian="Times New Roman" style:font-size-asian="13.5pt" style:language-asian="fr" style:country-asian="FR" style:font-weight-asian="bold" style:font-name-complex="Segoe UI1" style:font-size-complex="13.5pt" style:font-weight-complex="bold"/>
    </style:style>
    <style:style style:name="T5" style:family="text">
      <style:text-properties fo:color="#ffffff" loext:opacity="100%" style:font-name="Segoe UI" fo:font-size="10.5pt" fo:language="en" fo:country="US" style:letter-kerning="false" style:font-name-asian="Times New Roman" style:font-size-asian="10.5pt" style:language-asian="fr" style:country-asian="FR" style:font-name-complex="Segoe UI1" style:font-size-complex="10.5pt"/>
    </style:style>
    <style:style style:name="T6" style:family="text">
      <style:text-properties fo:color="#ffffff" loext:opacity="100%" style:font-name="Segoe UI" fo:font-size="10.5pt" fo:language="en" fo:country="US" fo:font-weight="bold" style:letter-kerning="false" style:font-name-asian="Times New Roman" style:font-size-asian="10.5pt" style:language-asian="fr" style:country-asian="FR" style:font-weight-asian="bold" style:font-name-complex="Segoe UI1" style:font-size-complex="10.5pt" style:font-weight-complex="bold"/>
    </style:style>
    <style:style style:name="gr1" style:family="graphic">
      <style:graphic-properties draw:stroke="none" svg:stroke-width="0cm" draw:fill="solid" draw:fill-color="#ffffff" draw:textarea-horizontal-align="center" draw:textarea-vertical-align="top" draw:auto-grow-height="false" fo:wrap-option="wrap" loext:decorative="false" fo:margin-left="0cm" fo:margin-right="0cm" fo:margin-top="0cm" fo:margin-bottom="0cm" style:run-through="foreground" style:wrap="none" style:vertical-pos="top" style:vertical-rel="baseline" style:horizontal-pos="left" style:horizontal-rel="paragraph" draw:wrap-influence-on-position="once-concurrent" loext:allow-overlap="true" style:flow-with-text="false" loext:rel-width-rel="page"/>
    </style:style>
    <style:style style:name="gr2" style:family="graphic">
      <style:graphic-properties loext:decorative="false"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Portfolio" form:button-type="url" office:target-frame="_top" xlink:href="https://www.stellabarbarella.com/"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 text:c="71"/>CV</text:span><text:span text:style-name="T1"/></text:p>
      <text:p text:style-name="P1" loext:marker-style-name="T2"><text:span text:style-name="T1">STELLA STOYANOVABoulogne-Billancourt, 92100, France | 0660708186 | [</text:span><text:span text:style-name="T2">stiliana.stoyanova@orange.fr] (mail to : stiliana.stoyanova@orange.fr) Langues : Français, Anglais, Russe, Bulgare</text:span></text:p>
      <text:p text:style-name="P2" loext:marker-style-name="T3"><draw:rect text:anchor-type="as-char" style:rel-width="100%" draw:z-index="0" draw:style-name="gr1" draw:text-style-name="P3" svg:width="16.003cm" svg:height="0.003cm"><text:p/></draw:rect></text:p>
      <text:h text:style-name="P4" text:outline-level="3" loext:marker-style-name="T4"><text:span text:style-name="T4">Profil Professionnel</text:span><text:span text:style-name="T4"/></text:h>
      <text:p text:style-name="P5" loext:marker-style-name="T2">Professionnelle expérimentée et passionnée dans les domaines des technologies de l'information et de la sécurité. Dotée d’une approche proactive et dynamique, je m’efforce d’apporter des solutions innovantes et stratégiques. Mon expertise inclut la gestion des systèmes, l’administration réseau, le support utilisateur et l’implémentation de politiques de sécurité, visant toujours à dépasser les attentes et à garantir des services de qualité exceptionnelle.</text:p>
      <text:p text:style-name="P6" loext:marker-style-name="T2"><draw:control text:anchor-type="as-char" svg:y="0.346cm" draw:z-index="4" draw:name="Contrôle 1" draw:style-name="gr2" draw:text-style-name="P7" svg:width="4.462cm" svg:height="0.588cm" draw:control="control1"/></text:p>
      <text:p text:style-name="P2" loext:marker-style-name="T3"><draw:rect text:anchor-type="as-char" style:rel-width="100%" draw:z-index="1" draw:style-name="gr1" draw:text-style-name="P3" svg:width="16.003cm" svg:height="0.003cm"><text:p/></draw:rect></text:p>
      <text:h text:style-name="P4" text:outline-level="3" loext:marker-style-name="T4"><text:span text:style-name="T4">Compétences Techniques</text:span><text:span text:style-name="T4"/></text:h>
      <text:list text:style-name="WWNum1">
        <text:list-item>
          <text:p text:style-name="P8" loext:marker-style-name="T2"><text:span text:style-name="T1">Systèmes d'exploitation</text:span><text:span text:style-name="T2"> : Windows Server (2016/2019/2022), Windows 10/11, Linux (Ubuntu, CentOS, Debian, Kali), VMware </text:span></text:p>
        </text:list-item>
        <text:list-item>
          <text:p text:style-name="P9" loext:marker-style-name="T2"><text:span text:style-name="T1">Sécurité &amp; SOC</text:span><text:span text:style-name="T2"> :</text:span></text:p>
          <text:list>
            <text:list-item>
              <text:p text:style-name="P9" loext:marker-style-name="T5"><text:span text:style-name="T6">SIEM</text:span><text:span text:style-name="T5">: Splunk, IBM QRadar, Microsoft Sentinel, Elastic Security </text:span></text:p>
            </text:list-item>
            <text:list-item>
              <text:p text:style-name="P9" loext:marker-style-name="T5"><text:span text:style-name="T6">EDR/XDR</text:span><text:span text:style-name="T5">: CrowdStrike, Sentinel One, Microsoft Defender ATP </text:span></text:p>
            </text:list-item>
            <text:list-item>
              <text:p text:style-name="P9" loext:marker-style-name="T5"><text:span text:style-name="T6">IDS/IPS</text:span><text:span text:style-name="T5">: Suricata, Snort, Zeek </text:span></text:p>
            </text:list-item>
            <text:list-item>
              <text:p text:style-name="P9" loext:marker-style-name="T5"><text:span text:style-name="T6">Pare-feux &amp; VPN</text:span><text:span text:style-name="T5">: Fortinet, Palo Alto, Cisco ASA, Check Point </text:span></text:p>
            </text:list-item>
            <text:list-item>
              <text:p text:style-name="P9" loext:marker-style-name="T2"><text:span text:style-name="T1">Renseignement sur les menaces</text:span><text:span text:style-name="T2"> : MITRE ATT&amp;CK, VirusTotal, OpenCTI </text:span></text:p>
            </text:list-item>
            <text:list-item>
              <text:p text:style-name="P9" loext:marker-style-name="T2"><text:span text:style-name="T1">Criminalistique &amp; OSINT</text:span><text:span text:style-name="T2"> : Autopsie, Wireshark </text:span></text:p>
            </text:list-item>
          </text:list>
        </text:list-item>
        <text:list-item>
          <text:p text:style-name="P9" loext:marker-style-name="T2"><text:span text:style-name="T1">Support IT &amp; Réseautique</text:span><text:span text:style-name="T2"> :</text:span></text:p>
          <text:list>
            <text:list-item>
              <text:p text:style-name="P9" loext:marker-style-name="T5"><text:span text:style-name="T6">Outils ITSM</text:span><text:span text:style-name="T5">: ServiceNow, Jira, GLPI </text:span></text:p>
            </text:list-item>
            <text:list-item>
              <text:p text:style-name="P9" loext:marker-style-name="T5"><text:span text:style-name="T6">Virtualisation</text:span><text:span text:style-name="T5">: VMware, Hyper-V, VirtualBox </text:span></text:p>
            </text:list-item>
            <text:list-item>
              <text:p text:style-name="P9" loext:marker-style-name="T2"><text:span text:style-name="T1">Gestion des identités et des accès</text:span><text:span text:style-name="T2"> : Active Directory, Azure AD </text:span></text:p>
            </text:list-item>
            <text:list-item>
              <text:p text:style-name="P9" loext:marker-style-name="T2"><text:span text:style-name="T1">Messagerie &amp; Collaboration</text:span><text:span text:style-name="T2"> : O365, Exchange </text:span></text:p>
            </text:list-item>
            <text:list-item>
              <text:p text:style-name="P10" loext:marker-style-name="T2"><text:span text:style-name="T1">Automatisation</text:span><text:span text:style-name="T2"> : Scripting (PowerShell, Bash, Python), Outils d’automatisation (Ansible) </text:span></text:p>
            </text:list-item>
          </text:list>
        </text:list-item>
      </text:list>
      <text:p text:style-name="P2" loext:marker-style-name="T3"><draw:rect text:anchor-type="as-char" style:rel-width="100%" draw:z-index="2" draw:style-name="gr1" draw:text-style-name="P3" svg:width="16.003cm" svg:height="0.003cm"><text:p/></draw:rect></text:p>
      <text:h text:style-name="P4" text:outline-level="3" loext:marker-style-name="T4"><text:span text:style-name="T4">Expériences Professionnelles</text:span><text:span text:style-name="T4"/></text:h>
      <text:p text:style-name="P1" loext:marker-style-name="T2"><text:span text:style-name="T1">Analyste SOC</text:span><text:span text:style-name="T2"> – Formation à CyberUniversity Paris Sorbonne<text:line-break/>Avril 2024 - Janvier 2025</text:span></text:p>
      <text:list text:style-name="WWNum2">
        <text:list-item>
          <text:p text:style-name="P11" loext:marker-style-name="T2"><text:span text:style-name="T2">Analyse approfondie de données à l’aide de SQL, Python et Splunk pour identifier les vulnérabilités.</text:span><text:span text:style-name="T2"/></text:p>
        </text:list-item>
        <text:list-item>
          <text:p text:style-name="P12" loext:marker-style-name="T2"><text:span text:style-name="T2">Mise en œuvre et gestion de solutions SIEM et IDS pour la détection et la prévention des menaces 15.</text:span><text:span text:style-name="T2"/></text:p>
        </text:list-item>
        <text:list-item>
          <text:p text:style-name="P13" loext:marker-style-name="T2"><text:soft-page-break/><text:span text:style-name="T2">Élaboration de plans de réponse aux incidents et communication claire avec les parties prenantes non techniques.</text:span><text:span text:style-name="T2"/></text:p>
        </text:list-item>
      </text:list>
      <text:p text:style-name="P1" loext:marker-style-name="T2"><text:span text:style-name="T1">Analyste Support IT</text:span><text:span text:style-name="T2"> – Hogan Lovells<text:line-break/>Février 2023 – Février 2024</text:span></text:p>
      <text:list text:style-name="WWNum3">
        <text:list-item>
          <text:p text:style-name="P14" loext:marker-style-name="T2"><text:span text:style-name="T2">Déploiement et configuration des équipements IT selon les besoins 17.</text:span><text:span text:style-name="T2"/></text:p>
        </text:list-item>
        <text:list-item>
          <text:p text:style-name="P15" loext:marker-style-name="T2"><text:span text:style-name="T2">Support technique de niveau 2/3 pour la résolution de problèmes complexes 18.</text:span><text:span text:style-name="T2"/></text:p>
        </text:list-item>
        <text:list-item>
          <text:p text:style-name="P16" loext:marker-style-name="T2"><text:span text:style-name="T2">Formation des utilisateurs pour l’optimisation de l’utilisation des outils CIO et des dispositifs mobiles .</text:span><text:span text:style-name="T2"/></text:p>
        </text:list-item>
      </text:list>
      <text:p text:style-name="P1" loext:marker-style-name="T2"><text:span text:style-name="T1">Analyste IT</text:span><text:span text:style-name="T2"> – Louis Vuitton | Paris<text:line-break/>Juin 2022 – Décembre 2022</text:span></text:p>
      <text:list text:style-name="WWNum4">
        <text:list-item>
          <text:p text:style-name="P17" loext:marker-style-name="T2"><text:span text:style-name="T2">Maintenance proactive des postes de travail et suivi des serveurs d'impression.</text:span><text:span text:style-name="T2"/></text:p>
        </text:list-item>
        <text:list-item>
          <text:p text:style-name="P18" loext:marker-style-name="T2"><text:span text:style-name="T2">Application rigoureuse des politiques de sécurité informatique internes.</text:span><text:span text:style-name="T2"/></text:p>
        </text:list-item>
        <text:list-item>
          <text:p text:style-name="P19" loext:marker-style-name="T2"><text:span text:style-name="T2">Assistance à distance pour des équipes dispersées 22.</text:span><text:span text:style-name="T2"/></text:p>
        </text:list-item>
      </text:list>
      <text:p text:style-name="P1" loext:marker-style-name="T2"><text:span text:style-name="T1">Spécialiste des systèmes d'information</text:span><text:span text:style-name="T2"> – Johnson &amp; Johnson | Issy-les-Moulineaux<text:line-break/>Septembre 2018 – Mai 2022</text:span></text:p>
      <text:list text:style-name="WWNum5">
        <text:list-item>
          <text:p text:style-name="P20" loext:marker-style-name="T2"><text:span text:style-name="T2">Supervision d’équipes techniques pour la gestion des infrastructures réseau et cloud.</text:span><text:span text:style-name="T2"/></text:p>
        </text:list-item>
        <text:list-item>
          <text:p text:style-name="P21" loext:marker-style-name="T2"><text:span text:style-name="T2">Participation à des projets internationaux avec des partenaires américains, y compris sur Amazon AWS/SaaS 24.</text:span><text:span text:style-name="T2"/></text:p>
        </text:list-item>
      </text:list>
      <text:p text:style-name="P1" loext:marker-style-name="T5"><text:span text:style-name="T6">Analyste Support IT</text:span><text:span text:style-name="T5"> – Eversheds Sutherland | Paris Mars 2018 – Août 2018</text:span></text:p>
      <text:list text:style-name="WWNum6">
        <text:list-item>
          <text:p text:style-name="P22" loext:marker-style-name="T2"><text:span text:style-name="T2">Diagnostic des incidents logiciels et optimisation des systèmes informatiques.</text:span><text:span text:style-name="T2"/></text:p>
        </text:list-item>
        <text:list-item>
          <text:p text:style-name="P23" loext:marker-style-name="T2"><text:span text:style-name="T2">Gestion proactive du support infrastructure de niveau 2 et résolution d’incidents critiques 26.</text:span><text:span text:style-name="T2"/></text:p>
        </text:list-item>
      </text:list>
      <text:p text:style-name="P1" loext:marker-style-name="T2"><text:span text:style-name="T1">Technicien Support IT</text:span><text:span text:style-name="T2"> – ENGIE | La Défense<text:line-break/>Janvier 2018 – Mars 2018</text:span></text:p>
      <text:list text:style-name="WWNum7">
        <text:list-item>
          <text:p text:style-name="P24" loext:marker-style-name="T2"><text:span text:style-name="T2">Installation, configuration et déploiement des postes de travail pour les nouveaux employés 27.</text:span><text:span text:style-name="T2"/></text:p>
        </text:list-item>
        <text:list-item>
          <text:p text:style-name="P25" loext:marker-style-name="T2"><text:span text:style-name="T2">Assistance multicanale pour résoudre les problèmes techniques en temps opportun .</text:span><text:span text:style-name="T2"/></text:p>
        </text:list-item>
      </text:list>
      <text:p text:style-name="P1" loext:marker-style-name="T2"><text:span text:style-name="T1">Technicien Support IT</text:span><text:span text:style-name="T2"> – LCH Clearnet | Paris<text:line-break/>Février 2017 – Décembre 2017</text:span></text:p>
      <text:list text:style-name="WWNum8">
        <text:list-item>
          <text:p text:style-name="P26" loext:marker-style-name="T2"><text:span text:style-name="T2">Administration avancée de la messagerie (Exchange, Outlook, Office 365) .</text:span><text:span text:style-name="T2"/></text:p>
        </text:list-item>
        <text:list-item>
          <text:p text:style-name="P27" loext:marker-style-name="T2"><text:span text:style-name="T2">Rédaction de documentation technique pour optimiser les processus de résolution d’incidents 30.</text:span><text:span text:style-name="T2"/></text:p>
        </text:list-item>
      </text:list>
      <text:p text:style-name="P1" loext:marker-style-name="T2"><text:span text:style-name="T1">Technicien Support IT</text:span><text:span text:style-name="T2"> – Hermès / Givenchy | Paris<text:line-break/>Février 2017 – Février 2017 (Fashion Week)</text:span></text:p>
      <text:list text:style-name="WWNum9">
        <text:list-item>
          <text:p text:style-name="P28" loext:marker-style-name="T2"><text:span text:style-name="T2">Assistance technique multilingue (français, anglais, russe) lors d’événements VIP .</text:span><text:span text:style-name="T2"/></text:p>
        </text:list-item>
      </text:list>
      <text:p text:style-name="P1" loext:marker-style-name="T2"><text:soft-page-break/><text:span text:style-name="T1">Technicien IT</text:span><text:span text:style-name="T2"> – ESCP Europe Paris | Paris<text:line-break/>Janvier 2015 – Décembre 2016</text:span></text:p>
      <text:list text:style-name="WWNum10">
        <text:list-item>
          <text:p text:style-name="P29" loext:marker-style-name="T2"><text:span text:style-name="T2">Gestion proactive des ressources IT et administration des outils collaboratifs.</text:span><text:span text:style-name="T2"/></text:p>
        </text:list-item>
      </text:list>
      <text:p text:style-name="P1" loext:marker-style-name="T2"><text:span text:style-name="T1">Technicien Support IT</text:span><text:span text:style-name="T2"> – École Alsacienne | Paris<text:line-break/>Août 2014 – Septembre 2014</text:span></text:p>
      <text:list text:style-name="WWNum11">
        <text:list-item>
          <text:p text:style-name="P30" loext:marker-style-name="T2"><text:span text:style-name="T2">Installation et maintenance de logiciels éducatifs adaptés aux besoins pédagogiques.</text:span><text:span text:style-name="T2"/></text:p>
        </text:list-item>
      </text:list>
      <text:p text:style-name="P1" loext:marker-style-name="T2"><text:span text:style-name="T1">Technicien Support IT</text:span><text:span text:style-name="T2"> – Aura | Paris<text:line-break/>Août 2011 – Décembre 2013</text:span></text:p>
      <text:list text:style-name="WWNum12">
        <text:list-item>
          <text:p text:style-name="P31" loext:marker-style-name="T2"><text:span text:style-name="T2">Maintenance des postes de travail et mise à jour des systèmes logiciels.</text:span><text:span text:style-name="T2"/></text:p>
        </text:list-item>
      </text:list>
      <text:p text:style-name="P1" loext:marker-style-name="T2"><text:span text:style-name="T1">Ingénieur Support IT et Réseaux</text:span><text:span text:style-name="T2"> – Info-Save Bulgaria | Sofia<text:line-break/>Août 2007 – Mai 2011</text:span></text:p>
      <text:list text:style-name="WWNum13">
        <text:list-item>
          <text:p text:style-name="P32" loext:marker-style-name="T2"><text:span text:style-name="T2">Déploiement de réseaux fiables et supervision avancée des serveurs.</text:span><text:span text:style-name="T2"/></text:p>
        </text:list-item>
      </text:list>
      <text:p text:style-name="P2" loext:marker-style-name="T3"><draw:rect text:anchor-type="as-char" style:rel-width="100%" draw:z-index="3" draw:style-name="gr1" draw:text-style-name="P3" svg:width="16.003cm" svg:height="0.003cm"><text:p/></draw:rect></text:p>
      <text:h text:style-name="P4" text:outline-level="3" loext:marker-style-name="T4"><text:span text:style-name="T4">Formation &amp; Certifications</text:span><text:span text:style-name="T4"/></text:h>
      <text:list text:style-name="WWNum14">
        <text:list-item>
          <text:p text:style-name="P33" loext:marker-style-name="T2"><text:span text:style-name="T1">Formation Analyste SOC</text:span><text:span text:style-name="T2"> – CyberUniversity Paris Sorbonne 2025.</text:span></text:p>
        </text:list-item>
        <text:list-item>
          <text:p text:style-name="P34" loext:marker-style-name="T2"><text:span text:style-name="T1">Certifications</text:span><text:span text:style-name="T2"> en SIEM (Splunk, Elastic Security), gestion réseau et automatisation (PowerShell, Python, Ansible).</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fr" fo:country="FR"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 fo:font-size="12pt" fo:language="fr" fo:country="FR"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ptos" fo:font-family="Aptos"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style:font-name="Aptos" fo:font-family="Aptos" style:font-family-generic="roman" style:font-pitch="variable"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lla Stoyanova</meta:initial-creator>
    <meta:editing-cycles>3</meta:editing-cycles>
    <meta:creation-date>2025-04-28T09:56:00</meta:creation-date>
    <dc:date>2025-05-05T13:08:08.247809100</dc:date>
    <meta:generator>LibreOffice/25.2.3.2$Windows_X86_64 LibreOffice_project/bbb074479178df812d175f709636b368952c2ce3</meta:generator>
    <meta:editing-duration>PT9M49S</meta:editing-duration>
    <meta:document-statistic meta:table-count="0" meta:image-count="0" meta:object-count="0" meta:page-count="3" meta:paragraph-count="62" meta:word-count="705" meta:character-count="5016" meta:non-whitespace-character-count="4300"/>
    <meta:user-defined meta:name="AppVersion">16.0000</meta:user-defined>
    <meta:template xlink:type="simple" xlink:actuate="onRequest" xlink:title="Normal" xlink:href=""/>
  </office:meta>
</office:document-meta>
</file>